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svg:stroke-linecap="butt" draw:fill="solid" draw:fill-color="#dee6e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01cm" fo:min-width="2.682cm" fo:padding-top="0cm" fo:padding-bottom="0cm" fo:padding-left="0cm" fo:padding-right="0cm"/>
      <style:paragraph-properties style:writing-mode="lr-tb"/>
    </style:style>
    <style:style style:name="gr3" style:family="graphic" style:parent-style-name="objectwithoutfill">
      <style:graphic-properties svg:stroke-width="0.159cm" draw:marker-start-width="0.438cm" draw:marker-end-width="0.438cm" draw:fill="solid" draw:textarea-horizontal-align="center" draw:textarea-vertical-align="middle" fo:padding-top="0.079cm" fo:padding-bottom="0.079cm" fo:padding-left="0.079cm" fo:padding-right="0.079cm"/>
    </style:style>
    <style:style style:name="gr4" style:family="graphic" style:parent-style-name="standard">
      <style:graphic-properties draw:stroke="none" draw:fill="none" draw:fill-color="#ffffff" fo:min-height="7.49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3.746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3.439cm"/>
      <style:paragraph-properties style:writing-mode="lr-tb"/>
    </style:style>
    <style:style style:name="P1" style:family="paragraph">
      <loext:graphic-properties draw:fill="solid" draw:fill-color="#dee6ef"/>
    </style:style>
    <style:style style:name="P2" style:family="paragraph">
      <style:paragraph-properties fo:text-align="start" style:writing-mode="lr-tb"/>
      <style:text-properties fo:font-size="25.3999996185303pt"/>
    </style:style>
    <style:style style:name="P3" style:family="paragraph">
      <loext:graphic-properties draw:fill="none"/>
      <style:paragraph-properties fo:text-align="start" style:writing-mode="lr-tb"/>
      <style:text-properties fo:font-size="25.3999996185303pt" style:font-size-asian="24pt" style:font-size-complex="2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7" style:family="paragraph">
      <style:text-properties fo:font-size="44pt" fo:font-weight="bold"/>
    </style:style>
    <style:style style:name="P8" style:family="paragraph">
      <loext:graphic-properties draw:fill="none" draw:fill-color="#ffffff"/>
      <style:text-properties fo:font-size="44pt" fo:font-weight="bold"/>
    </style:style>
    <style:style style:name="T1" style:family="text">
      <style:text-properties fo:color="#000000" style:font-name="Liberation Sans2" fo:font-size="24pt" style:font-size-asian="24pt" style:font-name-complex="Liberation Sans2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397cm" svg:height="11.832cm" svg:x="15.34cm" svg:y="3.227cm" svg:viewBox="0 0 9398 11833" draw:points="4699,11833 0,11833 0,0 9398,0 9398,11833">
          <text:p/>
        </draw:polygon>
        <draw:frame draw:style-name="gr2" draw:text-style-name="P3" draw:layer="layout" svg:width="5.268cm" svg:height="1.001cm" svg:x="3.776cm" svg:y="4.179cm">
          <draw:text-box>
            <text:p text:style-name="P2"><text:span text:style-name="T1">C</text:span><text:span text:style-name="T1">P</text:span><text:span text:style-name="T1">U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/draw:text-box>
        </draw:frame>
        <draw:line draw:style-name="gr3" draw:text-style-name="P4" draw:layer="layout" svg:x1="15.367cm" svg:y1="4.699cm" svg:x2="9.652cm" svg:y2="4.699cm">
          <text:p/>
        </draw:line>
        <draw:line draw:style-name="gr3" draw:text-style-name="P4" draw:layer="layout" svg:x1="15.34cm" svg:y1="12.192cm" svg:x2="9.625cm" svg:y2="12.192cm">
          <text:p/>
        </draw:line>
        <draw:frame draw:style-name="gr2" draw:text-style-name="P3" draw:layer="layout" svg:width="6.068cm" svg:height="1.001cm" svg:x="3.43cm" svg:y="11.684cm">
          <draw:text-box>
            <text:p text:style-name="P2"><text:span text:style-name="T1">RS232 interface</text:span></text:p>
          </draw:text-box>
        </draw:frame>
        <draw:frame draw:style-name="gr4" draw:text-style-name="P6" draw:layer="layout" svg:width="26.253cm" svg:height="7.49cm" svg:x="4.354cm" svg:y="5.207cm">
          <draw:text-box>
            <text:p text:style-name="P5"><text:span text:style-name="T2">.clk,</text:span></text:p>
            <text:p text:style-name="P5"><text:span text:style-name="T2">.rst,</text:span></text:p>
            <text:p text:style-name="P5"><text:span text:style-name="T2">.valid,</text:span></text:p>
            <text:p text:style-name="P5"><text:span text:style-name="T2">.address,</text:span></text:p>
            <text:p text:style-name="P5"><text:span text:style-name="T2">.wdata,</text:span></text:p>
            <text:p text:style-name="P5"><text:span text:style-name="T2">.wstrb,</text:span></text:p>
            <text:p text:style-name="P5"><text:span text:style-name="T2">.rdata,</text:span></text:p>
            <text:p text:style-name="P5"><text:span text:style-name="T2">.ready,</text:span></text:p>
          </draw:text-box>
        </draw:frame>
        <draw:frame draw:style-name="gr5" draw:text-style-name="P6" draw:layer="layout" svg:width="7.749cm" svg:height="3.746cm" svg:x="4.443cm" svg:y="12.881cm">
          <draw:text-box>
            <text:p text:style-name="P5"><text:span text:style-name="T2">.tx</text:span><text:span text:style-name="T2">d,</text:span></text:p>
            <text:p text:style-name="P5"><text:span text:style-name="T2">.rx</text:span><text:span text:style-name="T2">d,</text:span></text:p>
            <text:p text:style-name="P5"><text:span text:style-name="T2">.rt</text:span><text:span text:style-name="T2">s,</text:span></text:p>
            <text:p text:style-name="P5"><text:span text:style-name="T2">.ct</text:span><text:span text:style-name="T2">s, <text:s/></text:span></text:p>
          </draw:text-box>
        </draw:frame>
        <draw:frame draw:style-name="gr6" draw:text-style-name="P8" draw:layer="layout" svg:width="9.017cm" svg:height="3.439cm" svg:x="17.518cm" svg:y="8.193cm">
          <draw:text-box>
            <text:p text:style-name="P7">iob_uart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7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8T16:03:01.907261451</dc:date>
    <meta:editing-duration>PT7M30S</meta:editing-duration>
    <meta:editing-cycles>1</meta:editing-cycles>
    <meta:document-statistic meta:object-count="8"/>
    <meta:generator>LibreOffice/6.4.6.2$Linux_X86_64 LibreOffice_project/40$Build-2</meta:generator>
  </office:meta>
</office:document-meta>
</file>